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teel 1”x1”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[.C2]*[.D2]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Steel 1”x1”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3]*[.D3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teel 1”x1”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4]*[.D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teel 1”x1”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teel 1”x1”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40" calcext:value-type="float">
            <text:p>40</text:p>
          </table:table-cell>
          <table:table-cell office:value-type="string" calcext:value-type="string">
            <text:p>45 degree cut</text:p>
          </table:table-cell>
        </table:table-row>
        <table:table-row table:style-name="ro1">
          <table:table-cell office:value-type="string" calcext:value-type="string">
            <text:p>Steel 1”x1”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formula="of:=[.C7]*[.D7]" office:value-type="float" office:value="33.2" calcext:value-type="float">
            <text:p>33.2</text:p>
          </table:table-cell>
          <table:table-cell office:value-type="string" calcext:value-type="string">
            <text:p>52.34 degree cut</text:p>
          </table:table-cell>
        </table:table-row>
        <table:table-row table:style-name="ro1">
          <table:table-cell office:value-type="string" calcext:value-type="string">
            <text:p>Steel 4”x4”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teel 0.09” sheet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teel 0.09” sheet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Steel 0.09” sheet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teel 0.09” sheet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12]*[.D12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teel 0.09” sheet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teel 0.09” sheet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42" calcext:value-type="float">
            <text:p>4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 steel sheet</text:p>
          </table:table-cell>
          <table:table-cell/>
          <table:table-cell office:value-type="string" calcext:value-type="string">
            <text:p>48”x96”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eel 1”x1”</text:p>
          </table:table-cell>
          <table:table-cell/>
          <table:table-cell table:formula="of:=SUM([.E2:.E7])" office:value-type="float" office:value="401.2" calcext:value-type="float">
            <text:p>40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eel 4”x4”</text:p>
          </table:table-cell>
          <table:table-cell/>
          <table:table-cell table:formula="of:=[.E8]" office:value-type="float" office:value="70" calcext:value-type="float">
            <text:p>7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7T22:48:04.329074000</meta:creation-date>
    <dc:date>2022-04-08T20:23:02.652286000</dc:date>
    <meta:editing-duration>PT21H13M18S</meta:editing-duration>
    <meta:editing-cycles>1</meta:editing-cycles>
    <meta:document-statistic meta:table-count="1" meta:cell-count="72" meta:object-count="0"/>
    <meta:generator>LibreOffice/5.3.3.2$MacOSX_X86_64 LibreOffice_project/3d9a8b4b4e538a85e0782bd6c2d430bafe583448</meta:generator>
  </office:meta>
</office:document-meta>
</file>